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F" svg:font-family="" style:font-family-generic="roman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Lucida Sans Unicode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in" fo:margin-right="0in" fo:margin-top="0in" fo:margin-bottom="0in" fo:line-height="100%" fo:text-align="center" fo:text-indent="0in"/>
      <style:text-properties fo:color="#000000" style:text-outline="false" style:text-line-through-styl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start" style:text-autospace="none"/>
      <style:text-properties fo:color="#000000" style:font-name="Courier New" fo:font-size="14pt" style:font-name-asian="Courier New" style:font-size-asian="14pt" style:font-name-complex="Courier New" style:font-size-complex="14pt"/>
    </style:style>
    <style:style style:name="P5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Lucida Sans Unicode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style:font-name="Courier New" fo:font-size="14pt" style:font-name-asian="Courier New" style:font-size-asian="14pt" style:font-name-complex="Courier New" style:font-size-complex="14pt"/>
    </style:style>
    <style:style style:name="gr1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connector text:anchor-type="paragraph" draw:z-index="3" draw:style-name="gr4" draw:text-style-name="P3" svg:x1="4.2173in" svg:y1="3.9866in" svg:x2="3.5772in" svg:y2="2.5492in" draw:end-shape="id1" svg:d="m6073 5741v-893h-922v-1177"><text:p/></draw:connector><draw:rect text:anchor-type="paragraph" draw:z-index="1" draw:style-name="gr2" draw:text-style-name="P3" svg:width="2.5878in" svg:height="1.537in" svg:x="3.8217in" svg:y="4.0598in"><text:p text:style-name="P2"><text:span text:style-name="T3">CreateNode()</text:span></text:p><text:p text:style-name="P2"><text:span text:style-name="T3">CreateInternalNode()</text:span></text:p><text:p text:style-name="P2"><text:span text:style-name="T3">BlankWhiteSpace()</text:span></text:p><text:p text:style-name="P2"><text:span text:style-name="T3">maxLevel()</text:span></text:p></draw:rect><draw:rect text:anchor-type="paragraph" draw:z-index="0" draw:style-name="gr1" draw:text-style-name="P1" svg:width="2.5878in" svg:height="1.537in" svg:x="0.4673in" svg:y="4.039in"><text:p text:style-name="P1">left, </text:p><text:p text:style-name="P1"><text:s/>right,</text:p><text:p text:style-name="P1"><text:s/>data </text:p></draw:rect><text:span text:style-name="T2">UML <text:s/>: Class diagram of Heap Tree</text:span></text:p>
      <text:p text:style-name="Standard"/>
      <text:p text:style-name="Standard"><text:tab/><text:tab/><text:tab/><text:tab/></text:p>
      <text:p text:style-name="Standard"><draw:rect text:anchor-type="paragraph" draw:z-index="4" draw:style-name="gr5" draw:text-style-name="P5" draw:id="id1" svg:width="2.9051in" svg:height="1.6933in" svg:x="2.1252in" svg:y="0.2492in"><text:p text:style-name="P4"><text:span text:style-name="T4">to_s()</text:span></text:p></draw:rect><draw:connector text:anchor-type="paragraph" draw:z-index="2" draw:style-name="gr3" draw:text-style-name="P3" svg:x1="1.6339in" svg:y1="2.8693in" svg:x2="2.9882in" svg:y2="1.4319in" svg:d="m2353 3513v-1035h1950v-1035"><text:p/></draw:connector><text:tab/><text:tab/><text:tab/><text:tab/><text:tab/><text:span text:style-name="T1">HeapTreeGenerator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Node<text:tab/><text:tab/><text:tab/><text:tab/><text:tab/><text:tab/><text:tab/><text:tab/>HeapTreeDisplay<text:tab/><text:tab/><text:tab/><text:tab/><text:tab/><text:tab/><text:tab/><text:tab/><text:tab/><text:tab/><text:tab/><text:tab/><text:tab/><text:tab/><text:tab/><text:tab/><text:tab/><text:tab/> <text:s text:c="2"/></text:span></text:p>
      <text:p text:style-name="Standard"><text:span text:style-name="T1"><text:s text:c="10"/>c<text:tab/></text:span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F" svg:font-family="" style:font-family-generic="roman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idda basappa</meta:initial-creator>
    <meta:creation-date>2012-05-01T19:19:27.10</meta:creation-date>
    <dc:date>2012-05-01T19:37:16</dc:date>
    <dc:creator>sidda basappa</dc:creator>
    <meta:editing-duration>PT00H02M22S</meta:editing-duration>
    <meta:editing-cycles>2</meta:editing-cycles>
    <meta:generator>OpenOffice.org/3.2$Win32 OpenOffice.org_project/320m18$Build-9502</meta:generator>
    <meta:document-statistic meta:table-count="0" meta:image-count="0" meta:object-count="0" meta:page-count="1" meta:paragraph-count="4" meta:word-count="11" meta:character-count="393"/>
  </office:meta>
</office:document-meta>
</file>